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cm" svg:height="18.661cm" svg:x="3cm" svg:y="2.5cm">
          <draw:text-box>
            <text:p text:style-name="P1">W moim sercu jest, </text:p>
            <text:p text:style-name="P1"/>
            <text:p text:style-name="P1">tylko imię Twe</text:p>
            <text:p text:style-name="P1"/>
            <text:p text:style-name="P1">Jezus, Jezu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M52S</meta:editing-duration>
    <meta:editing-cycles>9</meta:editing-cycles>
    <meta:generator>LibreOffice/4.0.2.2$Windows_x86 LibreOffice_project/4c82dcdd6efcd48b1d8bba66bfe1989deee49c3</meta:generator>
    <dc:date>2013-04-28T23:21:18.21</dc:date>
    <dc:creator>Ziomal Mistrz</dc:creator>
    <meta:document-statistic meta:object-count="24"/>
  </office:meta>
</office:document-meta>
</file>